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3d2c" officeooo:paragraph-rsid="001c3d2c"/>
    </style:style>
    <style:style style:name="P2" style:family="paragraph" style:parent-style-name="Standard">
      <style:text-properties officeooo:rsid="001d19b4" officeooo:paragraph-rsid="001d19b4"/>
    </style:style>
    <style:style style:name="P3" style:family="paragraph" style:parent-style-name="Standard">
      <style:text-properties officeooo:rsid="001dc4b4" officeooo:paragraph-rsid="001dc4b4"/>
    </style:style>
    <style:style style:name="P4" style:family="paragraph" style:parent-style-name="Standard">
      <style:text-properties officeooo:rsid="001fae9d" officeooo:paragraph-rsid="001fae9d"/>
    </style:style>
    <style:style style:name="T1" style:family="text">
      <style:text-properties officeooo:rsid="001dc4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: Rodrigo Angelo Valentini</text:p>
      <text:p text:style-name="P1"/>
      <text:p text:style-name="P1">1) C</text:p>
      <text:p text:style-name="P1"/>
      <text:p text:style-name="P1">2) E</text:p>
      <text:p text:style-name="P1"/>
      <text:p text:style-name="P1">3)</text:p>
      <text:p text:style-name="P1">Public: Todos tem acesso.</text:p>
      <text:p text:style-name="P1">Protected: Pode ser acessado pela classe ou subclasses.</text:p>
      <text:p text:style-name="P1">Private: A única classe que tem acesso é a própria classe.</text:p>
      <text:p text:style-name="P1"/>
      <text:p text:style-name="P2">4)V F V V F</text:p>
      <text:p text:style-name="P2"/>
      <text:p text:style-name="P2">5) F V V <text:span text:style-name="T1">V</text:span> <text:span text:style-name="T1">F</text:span></text:p>
      <text:p text:style-name="P2"/>
      <text:p text:style-name="P3">6)</text:p>
      <text:p text:style-name="P3">Implements é utilizado para implementar uma interface. Ao implementar uma interface deve-se utilizadar os métodos nela definidos.</text:p>
      <text:p text:style-name="P3"/>
      <text:p text:style-name="P3">Extends é utilizado para extender as funcionalidades de uma classe, consiste no processo de herança.</text:p>
      <text:p text:style-name="P3"/>
      <text:p text:style-name="P4">7)</text:p>
      <text:p text:style-name="P4">public interface MinhaInterface{</text:p>
      <text:p text:style-name="P4"><text:tab/>public void metodo1();</text:p>
      <text:p text:style-name="P4">}</text:p>
      <text:p text:style-name="P4"/>
      <text:p text:style-name="P4">public class MinhaClasse implements MinhaInterface{</text:p>
      <text:p text:style-name="P4"><text:tab/>public void metodo1(){</text:p>
      <text:p text:style-name="P4"><text:tab/><text:tab/>/*Conteudo do método aqui*/<text:tab/></text:p>
      <text:p text:style-name="P4"><text:tab/>}</text:p>
      <text:p text:style-name="P4"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11:05:21.803423495</meta:creation-date>
    <dc:date>2016-05-26T11:49:00.516675794</dc:date>
    <meta:editing-duration>PT13M17S</meta:editing-duration>
    <meta:editing-cycles>2</meta:editing-cycles>
    <meta:generator>LibreOffice/5.0.6.2$Linux_X86_64 LibreOffice_project/00$Build-2</meta:generator>
    <meta:document-statistic meta:table-count="0" meta:image-count="0" meta:object-count="0" meta:page-count="1" meta:paragraph-count="21" meta:word-count="98" meta:character-count="598" meta:non-whitespace-character-count="515"/>
  </office:meta>
</office:document-meta>
</file>